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, Courier"/>
    <style:font-face style:name="monospace1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9pt" fo:letter-spacing="normal" fo:font-style="normal" fo:font-weight="normal" officeooo:rsid="00100da0" officeooo:paragraph-rsid="00100da0"/>
    </style:style>
    <style:style style:name="P2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9pt" fo:letter-spacing="normal" fo:font-style="normal" fo:font-weight="normal" officeooo:rsid="0015d479" officeooo:paragraph-rsid="0015d479" style:font-size-asian="12pt" style:font-size-complex="12pt"/>
    </style:style>
    <style:style style:name="P3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fo:font-weight="normal" officeooo:rsid="0015d479" officeooo:paragraph-rsid="0015d479"/>
    </style:style>
    <style:style style:name="P4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5878b" officeooo:paragraph-rsid="0015878b" style:font-size-asian="12pt" style:font-size-complex="12pt"/>
    </style:style>
    <style:style style:name="P5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paragraph-rsid="00195f85" style:font-size-asian="12pt" style:font-size-complex="12pt"/>
    </style:style>
    <style:style style:name="P6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95f85" officeooo:paragraph-rsid="00195f85" style:font-size-asian="12pt" style:font-size-complex="12pt"/>
    </style:style>
    <style:style style:name="P7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b06fa" officeooo:paragraph-rsid="001b06fa" style:font-size-asian="12pt" style:font-size-complex="12pt"/>
    </style:style>
    <style:style style:name="P8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b06fa" officeooo:paragraph-rsid="001b06fa" style:font-name-asian="Noto Sans Mono CJK SC" style:font-size-asian="12pt" style:font-name-complex="Liberation Mono" style:font-size-complex="12pt"/>
    </style:style>
    <style:style style:name="P9" style:family="paragraph" style:parent-style-name="Preformatted_20_Text">
      <style:paragraph-properties fo:text-align="start" style:justify-single-word="false"/>
      <style:text-properties officeooo:rsid="0015d479" officeooo:paragraph-rsid="0015d479"/>
    </style:style>
    <style:style style:name="P10" style:family="paragraph" style:parent-style-name="Standard">
      <style:paragraph-properties fo:text-align="center" style:justify-single-word="false"/>
      <style:text-properties officeooo:rsid="00100da0" officeooo:paragraph-rsid="00100da0"/>
    </style:style>
    <style:style style:name="P11" style:family="paragraph" style:parent-style-name="Standard">
      <style:paragraph-properties fo:text-align="start" style:justify-single-word="false"/>
      <style:text-properties officeooo:rsid="00100da0" officeooo:paragraph-rsid="00100da0"/>
    </style:style>
    <style:style style:name="P12" style:family="paragraph" style:parent-style-name="Standard">
      <style:paragraph-properties fo:text-align="start" style:justify-single-word="false"/>
      <style:text-properties officeooo:rsid="00100da0" officeooo:paragraph-rsid="00122def"/>
    </style:style>
    <style:style style:name="P13" style:family="paragraph" style:parent-style-name="Standard">
      <style:paragraph-properties fo:text-align="start" style:justify-single-word="false"/>
      <style:text-properties officeooo:rsid="00100da0" officeooo:paragraph-rsid="001346bf"/>
    </style:style>
    <style:style style:name="P14" style:family="paragraph" style:parent-style-name="Standard">
      <style:paragraph-properties fo:text-align="start" style:justify-single-word="false"/>
      <style:text-properties officeooo:rsid="00110cc7" officeooo:paragraph-rsid="00110cc7"/>
    </style:style>
    <style:style style:name="P15" style:family="paragraph" style:parent-style-name="Standard">
      <style:paragraph-properties fo:text-align="start" style:justify-single-word="false"/>
      <style:text-properties officeooo:rsid="00110cc7" officeooo:paragraph-rsid="001346bf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officeooo:paragraph-rsid="00100da0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officeooo:rsid="001346bf" officeooo:paragraph-rsid="001346bf"/>
    </style:style>
    <style:style style:name="P18" style:family="paragraph" style:parent-style-name="Standard">
      <style:paragraph-properties fo:text-align="start" style:justify-single-word="false"/>
      <style:text-properties officeooo:rsid="0014ab21" officeooo:paragraph-rsid="0014ab21"/>
    </style:style>
    <style:style style:name="P19" style:family="paragraph" style:parent-style-name="Standard">
      <style:paragraph-properties fo:text-align="start" style:justify-single-word="false"/>
      <style:text-properties officeooo:rsid="0015878b" officeooo:paragraph-rsid="00110cc7"/>
    </style:style>
    <style:style style:name="P20" style:family="paragraph" style:parent-style-name="Standard">
      <style:paragraph-properties fo:text-align="start" style:justify-single-word="false"/>
      <style:text-properties officeooo:rsid="0015878b" officeooo:paragraph-rsid="0015878b"/>
    </style:style>
    <style:style style:name="P21" style:family="paragraph" style:parent-style-name="Standard">
      <style:paragraph-properties fo:text-align="start" style:justify-single-word="false"/>
      <style:text-properties officeooo:paragraph-rsid="00179437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5d479" officeooo:paragraph-rsid="0015d479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officeooo:rsid="0015d479" officeooo:paragraph-rsid="0015d479"/>
    </style:style>
    <style:style style:name="P24" style:family="paragraph" style:parent-style-name="Standard">
      <style:paragraph-properties fo:text-align="start" style:justify-single-word="false"/>
      <style:text-properties officeooo:rsid="0015d479" officeooo:paragraph-rsid="0015d479"/>
    </style:style>
    <style:style style:name="P25" style:family="paragraph" style:parent-style-name="Standard">
      <style:paragraph-properties fo:text-align="start" style:justify-single-word="false"/>
      <style:text-properties officeooo:rsid="00179437" officeooo:paragraph-rsid="00179437"/>
    </style:style>
    <style:style style:name="P26" style:family="paragraph" style:parent-style-name="Standard">
      <style:paragraph-properties fo:text-align="start" style:justify-single-word="false"/>
      <style:text-properties officeooo:rsid="00195f85" officeooo:paragraph-rsid="00195f85"/>
    </style:style>
    <style:style style:name="P27" style:family="paragraph" style:parent-style-name="Standard">
      <style:paragraph-properties fo:text-align="start" style:justify-single-word="false"/>
      <style:text-properties officeooo:rsid="001c6c92" officeooo:paragraph-rsid="001c6c92"/>
    </style:style>
    <style:style style:name="P28" style:family="paragraph" style:parent-style-name="Standard">
      <style:paragraph-properties fo:text-align="start" style:justify-single-word="false"/>
      <style:text-properties officeooo:rsid="001d904c" officeooo:paragraph-rsid="001d904c"/>
    </style:style>
    <style:style style:name="P29" style:family="paragraph" style:parent-style-name="Standard">
      <style:paragraph-properties fo:text-align="start" style:justify-single-word="false"/>
      <style:text-properties officeooo:rsid="001f02e6" officeooo:paragraph-rsid="001f02e6"/>
    </style:style>
    <style:style style:name="P30" style:family="paragraph" style:parent-style-name="Standard">
      <style:paragraph-properties fo:text-align="start" style:justify-single-word="false"/>
      <style:text-properties officeooo:rsid="0020dfad" officeooo:paragraph-rsid="0020dfad"/>
    </style:style>
    <style:style style:name="P31" style:family="paragraph" style:parent-style-name="Standard">
      <style:paragraph-properties fo:text-align="start" style:justify-single-word="false"/>
      <style:text-properties officeooo:rsid="00220fc5" officeooo:paragraph-rsid="00220fc5"/>
    </style:style>
    <style:style style:name="P32" style:family="paragraph" style:parent-style-name="Standard">
      <style:paragraph-properties fo:text-align="start" style:justify-single-word="false"/>
      <style:text-properties officeooo:rsid="0022776f" officeooo:paragraph-rsid="0022776f"/>
    </style:style>
    <style:style style:name="P33" style:family="paragraph" style:parent-style-name="Text_20_body">
      <style:text-properties officeooo:rsid="0015d479" officeooo:paragraph-rsid="0015d479"/>
    </style:style>
    <style:style style:name="P34" style:family="paragraph" style:parent-style-name="Text_20_body">
      <style:text-properties officeooo:paragraph-rsid="0015d479"/>
    </style:style>
    <style:style style:name="P35" style:family="paragraph" style:parent-style-name="Text_20_body">
      <style:text-properties style:font-name="Liberation Serif" fo:font-size="12pt" style:font-size-asian="12pt" style:font-size-complex="12pt"/>
    </style:style>
    <style:style style:name="P36" style:family="paragraph" style:parent-style-name="Text_20_body">
      <style:text-properties style:font-name="Liberation Serif" fo:font-size="12pt" officeooo:rsid="001c6c92" officeooo:paragraph-rsid="001c6c92" style:font-size-asian="12pt" style:font-size-complex="12pt"/>
    </style:style>
    <style:style style:name="P37" style:family="paragraph" style:parent-style-name="Preformatted_20_Text" style:list-style-name="L2">
      <style:paragraph-properties fo:text-align="start" style:justify-single-word="false"/>
      <style:text-properties officeooo:paragraph-rsid="0015d479"/>
    </style:style>
    <style:style style:name="P38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5d479" officeooo:paragraph-rsid="0015d479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officeooo:rsid="0020dfad" officeooo:paragraph-rsid="0020dfad"/>
    </style:style>
    <style:style style:name="P40" style:family="paragraph" style:parent-style-name="Standard">
      <style:paragraph-properties fo:text-align="start" style:justify-single-word="false"/>
      <style:text-properties officeooo:rsid="0023b7fe" officeooo:paragraph-rsid="0023b7fe"/>
    </style:style>
    <style:style style:name="P41" style:family="paragraph" style:parent-style-name="Standard">
      <style:paragraph-properties fo:text-align="start" style:justify-single-word="false"/>
      <style:text-properties officeooo:rsid="0022776f" officeooo:paragraph-rsid="0022776f"/>
    </style:style>
    <style:style style:name="P42" style:family="paragraph" style:parent-style-name="Standard">
      <style:paragraph-properties fo:text-align="start" style:justify-single-word="false"/>
      <style:text-properties officeooo:paragraph-rsid="00257968"/>
    </style:style>
    <style:style style:name="P43" style:family="paragraph" style:parent-style-name="Standard">
      <style:paragraph-properties fo:text-align="start" style:justify-single-word="false"/>
      <style:text-properties officeooo:rsid="00257968" officeooo:paragraph-rsid="00257968"/>
    </style:style>
    <style:style style:name="P44" style:family="paragraph" style:parent-style-name="Standard">
      <style:paragraph-properties fo:text-align="start" style:justify-single-word="false"/>
      <style:text-properties officeooo:rsid="001f02e6" officeooo:paragraph-rsid="001f02e6"/>
    </style:style>
    <style:style style:name="P45" style:family="paragraph" style:parent-style-name="Standard">
      <style:paragraph-properties fo:text-align="start" style:justify-single-word="false"/>
      <style:text-properties officeooo:rsid="0026e520" officeooo:paragraph-rsid="0026e520"/>
    </style:style>
    <style:style style:name="P46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47" style:family="paragraph" style:parent-style-name="Text_20_body" style:list-style-name="L1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" style:family="text">
      <style:text-properties officeooo:rsid="00100da0"/>
    </style:style>
    <style:style style:name="T2" style:family="text">
      <style:text-properties officeooo:rsid="00110cc7"/>
    </style:style>
    <style:style style:name="T3" style:family="text">
      <style:text-properties officeooo:rsid="001223e8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15878b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15d479" style:font-size-asian="12pt" style:font-size-complex="12pt"/>
    </style:style>
    <style:style style:name="T8" style:family="text">
      <style:text-properties fo:font-variant="normal" fo:text-transform="none" fo:color="#000000" style:font-name="monospace1" fo:font-size="11.25pt" fo:letter-spacing="normal" fo:font-style="normal" fo:font-weight="normal"/>
    </style:style>
    <style:style style:name="T9" style:family="text">
      <style:text-properties fo:font-variant="normal" fo:text-transform="none" fo:color="#000000" style:font-name="monospace1" fo:font-size="11.25pt" fo:letter-spacing="normal" fo:font-style="normal" fo:font-weight="normal" officeooo:rsid="00257968"/>
    </style:style>
    <style:style style:name="T10" style:family="text">
      <style:text-properties fo:font-variant="normal" fo:text-transform="none" fo:color="#000000" style:font-name="Liberation Serif" fo:font-size="11.25pt" fo:letter-spacing="normal" fo:font-style="normal" fo:font-weight="normal" officeooo:rsid="00257968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257968" style:font-size-asian="12pt" style:font-size-complex="12pt"/>
    </style:style>
    <style:style style:name="T12" style:family="text">
      <style:text-properties fo:font-variant="normal" fo:text-transform="none" fo:color="#a52a2a" style:font-name="Liberation Serif" fo:font-size="12pt" fo:letter-spacing="normal" fo:font-style="normal" fo:font-weight="normal" officeooo:rsid="0015d479" style:font-size-asian="12pt" style:font-size-complex="12pt"/>
    </style:style>
    <style:style style:name="T13" style:family="text">
      <style:text-properties style:font-name="Liberation Serif" fo:font-size="12pt" style:font-size-asian="12pt" style:font-size-complex="12pt"/>
    </style:style>
    <style:style style:name="T14" style:family="text">
      <style:text-properties officeooo:rsid="0015878b"/>
    </style:style>
    <style:style style:name="T15" style:family="text">
      <style:text-properties officeooo:rsid="0015d479"/>
    </style:style>
    <style:style style:name="T16" style:family="text">
      <style:text-properties fo:color="#a52a2a" fo:font-size="12pt" style:font-size-asian="12pt" style:font-size-complex="12pt"/>
    </style:style>
    <style:style style:name="T17" style:family="text">
      <style:text-properties fo:font-size="12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color="#0000ff" fo:font-size="12pt"/>
    </style:style>
    <style:style style:name="T20" style:family="text">
      <style:text-properties fo:color="#0000ff" fo:font-size="12pt" style:font-size-asian="12pt" style:font-size-complex="12pt"/>
    </style:style>
    <style:style style:name="T21" style:family="text">
      <style:text-properties officeooo:rsid="00179437"/>
    </style:style>
    <style:style style:name="T22" style:family="text">
      <style:text-properties officeooo:rsid="00195f85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1c6c92"/>
    </style:style>
    <style:style style:name="T25" style:family="text">
      <style:text-properties officeooo:rsid="001d904c"/>
    </style:style>
    <style:style style:name="T26" style:family="text">
      <style:text-properties officeooo:rsid="001e237a"/>
    </style:style>
    <style:style style:name="T27" style:family="text">
      <style:text-properties officeooo:rsid="0024bdcd"/>
    </style:style>
    <style:style style:name="T28" style:family="text">
      <style:text-properties officeooo:rsid="00257968"/>
    </style:style>
    <text:list-style style:name="L1">
      <text:list-level-style-bullet text:level="1" text:style-name="Bullet_20_Symbols" style:num-suffix="." text:bullet-char="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Upload genomes ant tracks to GBIB and enabling BLAT </text:p>
      <text:p text:style-name="P10"/>
      <text:p text:style-name="P17">Instructions from: <text:a xlink:type="simple" xlink:href="http://genomewiki.ucsc.edu/index.php/GBiB:_From_download_to_BLAT_at_assembly_hubs" text:style-name="Internet_20_link" text:visited-style-name="Visited_20_Internet_20_Link">http://genomewiki.ucsc.edu/index.php/GBiB:_From_download_to_BLAT_at_assembly_hubs</text:a></text:p>
      <text:p text:style-name="P13"/>
      <text:p text:style-name="P24">After instaling and running the UCSC GBIB we want to upload genomes and annotations.</text:p>
      <text:p text:style-name="P19"/>
      <text:p text:style-name="P20">The data file we want to upload need to be in a folder that is shared with the gbib VM.</text:p>
      <text:p text:style-name="P20">You need to go to the setting of the virtualbox (instructions here: <text:a xlink:type="simple" xlink:href="https://genome.ucsc.edu/goldenpath/help/gbib.html#YourTracks" text:style-name="Internet_20_link" text:visited-style-name="Visited_20_Internet_20_Link">https://genome.ucsc.edu/goldenpath/help/gbib.html#YourTracks</text:a>)</text:p>
      <text:p text:style-name="P20"/>
      <text:p text:style-name="P20"/>
      <text:p text:style-name="P24">The first step is to genrate a hub file wich is the main conta<text:span text:style-name="T21">i</text:span>ner of all our genomes.</text:p>
      <text:p text:style-name="P21"><text:span text:style-name="T21">It need to be </text:span><text:span text:style-name="T22">in</text:span><text:span text:style-name="T21"> the top folder </text:span><text:span text:style-name="T22">and called hub.txt</text:span></text:p>
      <text:p text:style-name="P25"/>
      <text:p text:style-name="P24">An example file:</text:p>
      <text:p text:style-name="P24"/>
      <text:p text:style-name="P24">hub ICCI</text:p>
      <text:p text:style-name="P24">shortLabel genomes</text:p>
      <text:p text:style-name="P24">longLabel genome assemblies from ICCI</text:p>
      <text:p text:style-name="P24">genomesFile genomes.txt</text:p>
      <text:p text:style-name="P24">email udiland@tauex.tau.ac.il</text:p>
      <text:p text:style-name="P24"/>
      <text:p text:style-name="P22">The following rules must be obeyed:</text:p>
      <text:list xml:id="list432564709" text:style-name="L1">
        <text:list-item>
          <text:p text:style-name="P46"><text:s/>hub: name without spaces.</text:p>
        </text:list-item>
        <text:list-item>
          <text:p text:style-name="P47"><text:s/>shortLabel: limited to 17 characters.</text:p>
        </text:list-item>
        <text:list-item>
          <text:p text:style-name="P47"><text:s/>longLabel: limited to 80 characters.</text:p>
        </text:list-item>
      </text:list>
      <text:p text:style-name="P24"/>
      <text:p text:style-name="P24">more Instructions are here: https://genomes.crick.ac.uk/goldenPath/help/hgTrackHubHelp.html#Setup</text:p>
      <text:p text:style-name="P24"><text:s/></text:p>
      <text:p text:style-name="P26">Than in the same folder we create another file that will describe the genoms we have in our hub (each genome will be display in a different assembly)</text:p>
      <text:p text:style-name="P26">the file name is genomes.txt </text:p>
      <text:p text:style-name="P26"/>
      <text:p text:style-name="P26">An example:</text:p>
      <text:p text:style-name="P26"/>
      <text:p text:style-name="P5">genome Longissima</text:p>
      <text:p text:style-name="P5">trackDb long/trackDb.txt</text:p>
      <text:p text:style-name="P5">groups long/groups.txt</text:p>
      <text:p text:style-name="P5">description 190708_Ae_longissima_pseudomolecules_V1</text:p>
      <text:p text:style-name="P5">twoBitPath long/longissima.2bit</text:p>
      <text:p text:style-name="P5">organism Aegilops longissima</text:p>
      <text:p text:style-name="P5">defaultPos chr1S:1000000-2000000</text:p>
      <text:p text:style-name="P5">scientificName Aegilops longissima</text:p>
      <text:p text:style-name="P5"/>
      <text:p text:style-name="P5"/>
      <text:p text:style-name="P6">This is what is an example of one genome we will have as many as we want in this file.</text:p>
      <text:p text:style-name="P6">Lets go over it.</text:p>
      <text:p text:style-name="P6">We have the genome name, a path to a file caled trackDb.txt, a path to a file called groups.txt</text:p>
      <text:p text:style-name="P6">(both of them in the same folder), description, a path to a 2bit file (this is the genome sequence)</text:p>
      <text:p text:style-name="P6">, organism name, default position to display and scientific name.</text:p>
      <text:p text:style-name="P8"><text:soft-page-break/>Additional information: http://genomewiki.ucsc.edu/index.php/Assembly_Hubs</text:p>
      <text:p text:style-name="P5"/>
      <text:p text:style-name="P7">Another example of a genome (it is in the <text:span text:style-name="T23">same</text:span> genomes.file seperated from the previous assembly by a blanck line)</text:p>
      <text:p text:style-name="P5"/>
      <text:p text:style-name="P5">genome Sharonensis</text:p>
      <text:p text:style-name="P5">trackDb shar/trackDb.txt</text:p>
      <text:p text:style-name="P5">groups shar/groups.txt</text:p>
      <text:p text:style-name="P5">description 181220_Ae_sharonensis_AS1644_pseudomolecules_v1</text:p>
      <text:p text:style-name="P5">twoBitPath shar/sharonensis.2bit</text:p>
      <text:p text:style-name="P5">organism Aegilops sharonensis</text:p>
      <text:p text:style-name="P5">defaultPos chr1S:1000000-2000000</text:p>
      <text:p text:style-name="P5">scientificName Aegilops sharonensis</text:p>
      <text:p text:style-name="P35"><text:line-break/></text:p>
      <text:p text:style-name="P27">Now you need to open a new folder for each genome (like ‘shar’ and ‘long’ in the example above)</text:p>
      <text:p text:style-name="P27"/>
      <text:p text:style-name="P27">And than put a fasta file of the genome</text:p>
      <text:p text:style-name="P20">usualy we <text:span text:style-name="T15">b</text:span>egain with fasta file or gff and we need to convert them to files that can be uploaded to the genome browser.</text:p>
      <text:p text:style-name="P20"/>
      <text:p text:style-name="P20">There we have two options:</text:p>
      <text:p text:style-name="P20"/>
      <text:p text:style-name="P20">1. go to that directory <text:span text:style-name="T24">y</text:span>ourself and create there the data we need </text:p>
      <text:p text:style-name="P14"><text:span text:style-name="T14">many</text:span> executable <text:span text:style-name="T14">you need</text:span> can be downlaod from <text:a xlink:type="simple" xlink:href="http://hgdownload.soe.ucsc.edu/admin/exe/linux.x86_64/" text:style-name="Internet_20_link" text:visited-style-name="Visited_20_Internet_20_Link">http://hgdownload.soe.ucsc.edu/admin/exe/linux.x86_64/</text:a></text:p>
      <text:p text:style-name="P14"/>
      <text:p text:style-name="P20">2. <text:s/>work on the shell that comes with the gbib.</text:p>
      <text:p text:style-name="P20">To acces it type:</text:p>
      <text:p text:style-name="P2"><text:span text:style-name="T19">$ </text:span><text:span text:style-name="T17">ssh browser@localhost -p 1235</text:span></text:p>
      <text:p text:style-name="P20">The password is: browser</text:p>
      <text:p text:style-name="P20"/>
      <text:p text:style-name="P20">Than you are redirected to the terminal that controls the gbib</text:p>
      <text:p text:style-name="P20"/>
      <text:p text:style-name="P20"/>
      <text:p text:style-name="P27">##############################################################################</text:p>
      <text:p text:style-name="P20">here you can <text:span text:style-name="T15">use</text:span> several commands <text:span text:style-name="T24">that control settings of the GBIB</text:span>.</text:p>
      <text:p text:style-name="P20"/>
      <text:p text:style-name="P20">For example:</text:p>
      <text:p text:style-name="P20"/>
      <text:list xml:id="list1529972555" text:style-name="L2">
        <text:list-item>
          <text:p text:style-name="P37"><text:span text:style-name="T12">browser@browserbox:$</text:span><text:span text:style-name="T7"> </text:span><text:span text:style-name="T6">gbibAddTools - will download many tools that you need to mnipulate files it will also download the software you need to run BLAT.</text:span></text:p>
        </text:list-item>
      </text:list>
      <text:p text:style-name="P4"/>
      <text:list xml:id="list194207832609467" text:continue-numbering="true" text:style-name="L2">
        <text:list-item>
          <text:p text:style-name="P37"><text:span text:style-name="T12">browser@browserbox:$</text:span><text:span text:style-name="T7"> g</text:span><text:span text:style-name="T6">bibOffline – will disconnect the gbib from the web. Important when you want to protect your data.</text:span></text:p>
        </text:list-item>
      </text:list>
      <text:p text:style-name="P9"><text:span text:style-name="T6">A</text:span><text:span text:style-name="T5">fter running those commands you need to disconnect so type:</text:span></text:p>
      <text:p text:style-name="P38"/>
      <text:p text:style-name="P3"><text:span text:style-name="T16">browser@browserbox:$</text:span><text:span text:style-name="T18"> sudo shutdown -r now</text:span></text:p>
      <text:p text:style-name="P38"/>
      <text:p text:style-name="P38">To recconect, go again:</text:p>
      <text:p text:style-name="P3"><text:span text:style-name="T20">$ </text:span><text:span text:style-name="T18">ssh browser@localhost -p 1235</text:span></text:p>
      <text:p text:style-name="P38"><text:soft-page-break/></text:p>
      <text:p text:style-name="P38"/>
      <text:p text:style-name="P34"><text:span text:style-name="T15">more commands: </text:span><text:a xlink:type="simple" xlink:href="https://genome.ucsc.edu/goldenpath/help/gbib.html#YourTracks" text:style-name="Internet_20_link" text:visited-style-name="Visited_20_Internet_20_Link"><text:span text:style-name="T15">https://genome.ucsc.edu/goldenpath/help/gbib.html#YourTracks</text:span></text:a></text:p>
      <text:p text:style-name="P34"><text:line-break/><text:span text:style-name="T15">To go to the data you put in the shared folder:</text:span></text:p>
      <text:p text:style-name="P34"/>
      <text:p text:style-name="P34"><text:span text:style-name="T12">browser@browserbox:$</text:span> cd /folders/sf_gbib_data/</text:p>
      <text:p text:style-name="P33">The folowing command where made directly on the data folder from the shell using executables that I have downloaded from:<text:a xlink:type="simple" xlink:href="http://hgdownload.soe.ucsc.edu/admin/exe/linux.x86_64/" text:style-name="Internet_20_link" text:visited-style-name="Visited_20_Internet_20_Link"><text:span text:style-name="T2">http://hgdownload.soe.ucsc.edu/admin/exe/linux.x86_64/</text:span></text:a> <text:s/></text:p>
      <text:p text:style-name="P33">and some from the gbib shell</text:p>
      <text:p text:style-name="P36">#######################################################################</text:p>
      <text:p text:style-name="P20"/>
      <text:p text:style-name="P15">in oreder to upload genome and/or annotation you need to have file in 2bit / bigbed formats.</text:p>
      <text:p text:style-name="P10"/>
      <text:p text:style-name="P11">- Take the fasta sequence and make a 2bit file <text:span text:style-name="T2">(The executable are in gbib_data folder)</text:span></text:p>
      <text:p text:style-name="P11"/>
      <text:p text:style-name="P11">$ ./faToTwoBit /storage/nr/db/nucleotide/160509_Chinese_Spring_v1_pseudomolecules.fasta trit_a/Triticum_aestivum.2bit</text:p>
      <text:p text:style-name="P11"/>
      <text:p text:style-name="P11"/>
      <text:p text:style-name="P11">- <text:span text:style-name="T3">Get chromosome size data from the 2bit file</text:span></text:p>
      <text:p text:style-name="P11"/>
      <text:p text:style-name="P11">$ ./twoBitInfo trit_a/Triticum_aestivum.2bit stdout | sort -k2nr &gt; trit_a/trit_a_chromSizes_sorted.txt</text:p>
      <text:p text:style-name="P11"/>
      <text:p text:style-name="P11"/>
      <text:p text:style-name="P16"><text:span text:style-name="T1">-</text:span><text:span text:style-name="T4">Build an AGP file from the fasta file, marking all N's as gaps, using the hgFakeAgp command.</text:span></text:p>
      <text:p text:style-name="Text_20_body"><text:line-break/></text:p>
      <text:p text:style-name="P12">$ ./hgFakeAgp -minContigGap=1</text:p>
      <text:p text:style-name="P12">/storage/nr/db/nucleotide/160509_Chinese_Spring_v1_pseudomolecules.fasta Triticum_aestivum.agp</text:p>
      <text:p text:style-name="P11"/>
      <text:p text:style-name="P11"/>
      <text:p text:style-name="P16"><text:span text:style-name="T1">- </text:span><text:span text:style-name="T4">Check if the new AGP file matches the fasta file:</text:span></text:p>
      <text:p text:style-name="Text_20_body"/>
      <text:p text:style-name="P11"/>
      <text:p text:style-name="P1"><text:span text:style-name="T13">$ sort -k1,1 -k2n,2n Triticum_aestivum.agp &gt; Triticum_aestivum_sorted.agp</text:span> </text:p>
      <text:p text:style-name="P11"/>
      <text:p text:style-name="P11"/>
      <text:p text:style-name="P11">$ ./checkAgpAndFa trit_a/Triticum_aestivum_sorted.agp trit_a/Triticum_aestivum.2bit </text:p>
      <text:p text:style-name="P11"/>
      <text:p text:style-name="P11"/>
      <text:p text:style-name="P11"/>
      <text:p text:style-name="P11"/>
      <text:p text:style-name="P11"/>
      <text:p text:style-name="P11"/>
      <text:p text:style-name="P27"><text:soft-page-break/>We also want to look at the places where there are genes in that genome so we will upload an annotation file.</text:p>
      <text:p text:style-name="P27"/>
      <text:p text:style-name="P27">I <text:span text:style-name="T25">put a</text:span> gff3 file <text:span text:style-name="T25">in the folder via the machine</text:span> and <text:span text:style-name="T25">then</text:span> I need to convert it to bigbed filename</text:p>
      <text:p text:style-name="P27"/>
      <text:p text:style-name="P28">so I go to the local host: ssh <text:a xlink:type="simple" xlink:href="mailto:browser@localhst" text:style-name="Internet_20_link" text:visited-style-name="Visited_20_Internet_20_Link">browser@localhost</text:a> -p 1235</text:p>
      <text:p text:style-name="P28"/>
      <text:p text:style-name="P28">and than:</text:p>
      <text:p text:style-name="P28">$ gff3ToGenePred iwgsc_refseqv1.0_2017Mar13.gff3 stdout | sort -k2,2 -k4n,4n &gt; trit_a.genePred</text:p>
      <text:p text:style-name="P28"/>
      <text:p text:style-name="P28"># It gave an error of gff3 header. To fix it <text:span text:style-name="T26">I neede to logout of the local host and do it through the regular file system</text:span></text:p>
      <text:p text:style-name="P29"># add a gff header as a first line</text:p>
      <text:p text:style-name="P29"/>
      <text:p text:style-name="P29">$ sed -i '1 i\##gff-version 3' iwgsc_refseqv1.0_2017Mar13.gff3 </text:p>
      <text:p text:style-name="P29"/>
      <text:p text:style-name="P29"># than change gff to genePred (the executable is in another folder)</text:p>
      <text:p text:style-name="P29"/>
      <text:p text:style-name="P29">$ ./gff3ToGenePred ../trit_a/iwgsc_refseqv1.0_2017Mar13.gff3 stdout | sort -k2,2 -k4n,4n &gt; ../trit_a/trit_a.genePred</text:p>
      <text:p text:style-name="P29"/>
      <text:p text:style-name="P29"/>
      <text:p text:style-name="P29"># genePred to </text:p>
      <text:p text:style-name="P29"/>
      <text:p text:style-name="P29">$ ./genePredToBed ../trit_a/trit_a.genePred ../trit_a/trit_a.bed</text:p>
      <text:p text:style-name="P29"/>
      <text:p text:style-name="P29"/>
      <text:p text:style-name="P30"># bed to bigbed</text:p>
      <text:p text:style-name="P30"/>
      <text:p text:style-name="P30">first get chrom sizes </text:p>
      <text:p text:style-name="P30"/>
      <text:p text:style-name="P30">$ samtools faidx /storage/nr/db/nucleotide/160509_Chinese_Spring_v1_pseudomolecules.fasta | cut -f1,2 &gt; chromsizes</text:p>
      <text:p text:style-name="P30"/>
      <text:p text:style-name="P30"># Than</text:p>
      <text:p text:style-name="P30"/>
      <text:p text:style-name="P30">$ ./genePredToBed ../trit_a/trit_a.genePred ../trit_a/trit_a.bed</text:p>
      <text:p text:style-name="P30"/>
      <text:p text:style-name="P31">( In this case I got an error because there was a difference between the fasta and gff files, I fixed it manualy)</text:p>
      <text:p text:style-name="P30"/>
      <text:p text:style-name="P40"># And now make a bigbed file (with the option of name)</text:p>
      <text:p text:style-name="P40"/>
      <text:p text:style-name="P40">$ ./bedToBigBed -extraIndex=name ../trit_a/trit_a.bed ../trit_a/trit_a_chromSizes_sorted.txt ../trit_a/trit_a.bb 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2"><text:soft-page-break/>Now we have a file to present the sequence (.2bit) and a file for the annotaion (.bb)</text:p>
      <text:p text:style-name="P32"><text:s/>You need to make a trackDb.txt file that will store the information.</text:p>
      <text:p text:style-name="P32">An example:</text:p>
      <text:p text:style-name="P32"/>
      <text:p text:style-name="P32">track genes</text:p>
      <text:p text:style-name="P32">type bigBed 12</text:p>
      <text:p text:style-name="P32">shortLabel genes sharonensis</text:p>
      <text:p text:style-name="P32">longLabel genes annotations Feb2020</text:p>
      <text:p text:style-name="P32">bigDataUrl ./tracks/sharonensis.bb</text:p>
      <text:p text:style-name="P32">priority 1</text:p>
      <text:p text:style-name="P32"/>
      <text:p text:style-name="P32"/>
      <text:p text:style-name="P32"/>
      <text:p text:style-name="P32"/>
      <text:p text:style-name="P43"># Activate blat </text:p>
      <text:p text:style-name="P43"/>
      <text:p text:style-name="P42"><text:span text:style-name="T28">( Because I already typed the command </text:span><text:span text:style-name="T8">gbibAddTools </text:span><text:span text:style-name="T11">I had the blat program instaled</text:span><text:span text:style-name="T9">)</text:span></text:p>
      <text:p text:style-name="P29"/>
      <text:p text:style-name="P29"/>
      <text:p text:style-name="P45">Follow this link</text:p>
      <text:p text:style-name="P28"/>
      <text:p text:style-name="P28"/>
      <text:p text:style-name="P28"/>
      <text:p text:style-name="P28"/>
      <text:p text:style-name="P28"/>
      <text:p text:style-name="P27"/>
      <text:p text:style-name="P27"><text:s/></text:p>
      <text:p text:style-name="P11"/>
      <text:p text:style-name="P11"/>
      <text:p text:style-name="P18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, Courier"/>
    <style:font-face style:name="monospace1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1T06:54:13.735900519</meta:creation-date>
    <dc:date>2021-01-02T19:42:06.889439568</dc:date>
    <meta:editing-duration>PT40M50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5" meta:paragraph-count="117" meta:word-count="905" meta:character-count="6469" meta:non-whitespace-character-count="5659"/>
  </office:meta>
</office:document-meta>
</file>